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text-properties officeooo:rsid="0000b8a6" officeooo:paragraph-rsid="0000b8a6"/>
    </style:style>
    <style:style style:name="P2" style:family="paragraph" style:parent-style-name="Standard">
      <style:text-properties officeooo:rsid="0000b8a6" officeooo:paragraph-rsid="00077acd"/>
    </style:style>
    <style:style style:name="P3" style:family="paragraph" style:parent-style-name="Standard">
      <style:text-properties style:font-name="Liberation Serif" officeooo:rsid="0000b8a6" officeooo:paragraph-rsid="0000b8a6"/>
    </style:style>
    <style:style style:name="P4" style:family="paragraph" style:parent-style-name="Standard">
      <style:text-properties style:font-name="Liberation Serif" officeooo:rsid="0002b3d2" officeooo:paragraph-rsid="0002b3d2"/>
    </style:style>
    <style:style style:name="P5" style:family="paragraph" style:parent-style-name="Standard">
      <style:text-properties officeooo:paragraph-rsid="0002b3d2"/>
    </style:style>
    <style:style style:name="P6" style:family="paragraph" style:parent-style-name="Standard">
      <style:text-properties officeooo:paragraph-rsid="00059f29"/>
    </style:style>
    <style:style style:name="P7" style:family="paragraph" style:parent-style-name="Standard">
      <style:text-properties officeooo:paragraph-rsid="00077acd"/>
    </style:style>
    <style:style style:name="P8" style:family="paragraph" style:parent-style-name="Standard">
      <style:text-properties fo:font-weight="bold" officeooo:rsid="0000b8a6" officeooo:paragraph-rsid="00077acd" style:font-weight-asian="bold" style:font-weight-complex="bold"/>
    </style:style>
    <style:style style:name="P9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0b8a6" officeooo:paragraph-rsid="00077acd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00b8a6" officeooo:paragraph-rsid="00077acd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loext:opacity="100%" style:font-name="Liberation Serif" fo:font-size="12pt" fo:font-style="normal" fo:font-weight="normal" officeooo:paragraph-rsid="00083459"/>
    </style:style>
    <style:style style:name="P12" style:family="paragraph" style:parent-style-name="Text_20_body">
      <style:text-properties fo:font-variant="normal" fo:text-transform="none" fo:color="#000000" loext:opacity="100%" style:font-name="Liberation Serif" fo:font-size="12pt" fo:font-style="normal" fo:font-weight="normal" officeooo:rsid="00096e07" officeooo:paragraph-rsid="000b3b48"/>
    </style:style>
    <style:style style:name="P13" style:family="paragraph" style:parent-style-name="Text_20_body">
      <style:paragraph-properties fo:line-height="100%"/>
      <style:text-properties fo:font-variant="normal" fo:text-transform="none" fo:color="#000000" loext:opacity="100%" style:font-name="Liberation Serif" fo:font-size="12pt" fo:font-style="normal" fo:font-weight="normal" officeooo:rsid="00096e07" officeooo:paragraph-rsid="000b3b48"/>
    </style:style>
    <style:style style:name="P14" style:family="paragraph" style:parent-style-name="Text_20_body">
      <style:paragraph-properties fo:line-height="100%"/>
      <style:text-properties fo:font-variant="normal" fo:text-transform="none" fo:color="#000000" loext:opacity="100%" style:font-name="Liberation Serif" fo:font-size="12pt" fo:font-style="normal" fo:font-weight="normal" officeooo:rsid="00096e07" officeooo:paragraph-rsid="00096e07"/>
    </style:style>
    <style:style style:name="P15" style:family="paragraph" style:parent-style-name="Text_20_body">
      <style:text-properties fo:font-variant="normal" fo:text-transform="none" fo:color="#000000" loext:opacity="100%" style:font-name="Liberation Serif" fo:font-size="12pt" fo:font-style="normal" fo:font-weight="normal" officeooo:paragraph-rsid="000b3b48"/>
    </style:style>
    <style:style style:name="P16" style:family="paragraph" style:parent-style-name="Text_20_body">
      <style:text-properties fo:font-variant="normal" fo:text-transform="none" fo:color="#000000" loext:opacity="100%" officeooo:paragraph-rsid="00096e07"/>
    </style:style>
    <style:style style:name="P17" style:family="paragraph" style:parent-style-name="Text_20_body">
      <style:text-properties fo:font-variant="normal" fo:text-transform="none" fo:color="#242424" loext:opacity="100%" style:font-name="source-code-pro" fo:font-size="12pt" fo:letter-spacing="normal" fo:font-style="normal" fo:font-weight="normal" officeooo:paragraph-rsid="00083459"/>
    </style:style>
    <style:style style:name="P18" style:family="paragraph" style:parent-style-name="Text_20_body">
      <style:text-properties officeooo:paragraph-rsid="000b3b48"/>
    </style:style>
    <style:style style:name="P19" style:family="paragraph" style:parent-style-name="Text_20_body">
      <style:text-properties officeooo:rsid="000b3b48" officeooo:paragraph-rsid="000b3b48"/>
    </style:style>
    <style:style style:name="T1" style:family="text">
      <style:text-properties officeooo:rsid="0000b8a6"/>
    </style:style>
    <style:style style:name="T2" style:family="text">
      <style:text-properties fo:font-variant="normal" fo:text-transform="none" fo:color="#222222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Liberation Serif" fo:font-size="12pt" fo:letter-spacing="normal" fo:font-style="normal" fo:font-weight="normal"/>
    </style:style>
    <style:style style:name="T4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24cb8"/>
    </style:style>
    <style:style style:name="T5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0b8a6"/>
    </style:style>
    <style:style style:name="T6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2b3d2"/>
    </style:style>
    <style:style style:name="T7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59f29" style:font-size-asian="12pt" style:font-size-complex="12pt"/>
    </style:style>
    <style:style style:name="T9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77acd" style:font-size-asian="12pt" style:font-size-complex="12pt"/>
    </style:style>
    <style:style style:name="T10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77acd"/>
    </style:style>
    <style:style style:name="T11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fo:font-weight="normal" officeooo:rsid="00077acd" style:text-blinking="false" style:font-size-asian="12pt" style:font-size-complex="12pt"/>
    </style:style>
    <style:style style:name="T12" style:family="text">
      <style:text-properties fo:font-variant="normal" fo:text-transform="none" fo:color="#242424" loext:opacity="100%" style:font-name="source-code-pro" fo:font-size="11.25pt" fo:letter-spacing="normal" fo:font-style="normal" style:text-underline-style="solid" style:text-underline-width="auto" style:text-underline-color="font-color" fo:font-weight="normal" fo:background-color="#f2f2f2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fo:color="#242424" loext:opacity="100%" style:font-name="source-serif-pro" fo:font-size="15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42424" loext:opacity="100%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242424" loext:opacity="100%" style:font-name="Liberation Serif" fo:font-size="12pt" fo:letter-spacing="normal" fo:font-style="normal" fo:font-weight="normal" officeooo:rsid="000b3b48" style:font-size-asian="12pt" style:font-size-complex="12pt"/>
    </style:style>
    <style:style style:name="T16" style:family="text">
      <style:text-properties fo:font-variant="normal" fo:text-transform="none" fo:color="#242424" loext:opacity="100%" style:font-name="Liberation Serif" fo:font-size="12pt" fo:letter-spacing="normal" fo:font-style="normal" style:text-underline-style="solid" style:text-underline-width="auto" style:text-underline-color="font-color" fo:font-weight="normal" fo:background-color="#f2f2f2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242424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b3b48" fo:background-color="#f2f2f2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242424" loext:opacity="100%" style:font-name="Liberation Serif" fo:font-size="15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242424" loext:opacity="100%" style:font-name="Liberation Serif" fo:font-size="11.25pt" fo:letter-spacing="normal" fo:font-style="normal" style:text-underline-style="solid" style:text-underline-width="auto" style:text-underline-color="font-color" fo:font-weight="normal" fo:background-color="#f2f2f2" loext:char-shading-value="0" style:font-size-asian="12pt" style:font-size-complex="12pt" loext:padding="0cm" loext:border="none"/>
    </style:style>
    <style:style style:name="T20" style:family="text">
      <style:text-properties style:font-name="Liberation Serif" officeooo:rsid="0002b3d2"/>
    </style:style>
    <style:style style:name="T21" style:family="text">
      <style:text-properties style:font-name="Liberation Serif" officeooo:rsid="00059f29"/>
    </style:style>
    <style:style style:name="T22" style:family="text">
      <style:text-properties style:font-name="Liberation Serif" officeooo:rsid="00077acd"/>
    </style:style>
    <style:style style:name="T23" style:family="text">
      <style:text-properties officeooo:rsid="00077acd"/>
    </style:style>
    <style:style style:name="T24" style:family="text">
      <style:text-properties style:text-line-through-style="none" style:text-line-through-type="none" style:text-underline-style="none" officeooo:rsid="00083459" style:text-blinking="false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officeooo:rsid="0007dcb7"/>
    </style:style>
    <style:style style:name="T26" style:family="text">
      <style:text-properties fo:color="#242424" loext:opacity="100%" style:font-name="source-serif-pro" fo:font-size="15pt" fo:letter-spacing="normal" fo:font-style="normal" fo:font-weight="normal" officeooo:rsid="000b3b48" style:font-size-asian="12pt" style:font-size-complex="12pt"/>
    </style:style>
    <style:style style:name="T27" style:family="text">
      <style:text-properties fo:color="#242424" loext:opacity="100%" fo:letter-spacing="normal" style:font-size-asian="12pt" style:font-size-complex="12pt"/>
    </style:style>
    <style:style style:name="T28" style:family="text">
      <style:text-properties fo:color="#242424" loext:opacity="100%" fo:letter-spacing="normal" officeooo:rsid="00083459" style:font-size-asian="12pt" style:font-size-complex="12pt"/>
    </style:style>
    <style:style style:name="T29" style:family="text">
      <style:text-properties fo:color="#242424" loext:opacity="100%" fo:letter-spacing="normal" officeooo:rsid="00096e07" style:font-size-asian="12pt" style:font-size-complex="12pt"/>
    </style:style>
    <style:style style:name="T30" style:family="text">
      <style:text-properties fo:color="#242424" loext:opacity="100%" fo:letter-spacing="normal" officeooo:rsid="000b3b48" style:font-size-asian="12pt" style:font-size-complex="12pt"/>
    </style:style>
    <style:style style:name="T31" style:family="text">
      <style:text-properties fo:color="#242424" loext:opacity="100%" fo:letter-spacing="normal" fo:font-weight="bold" officeooo:rsid="00083459" style:font-size-asian="12pt" style:font-weight-asian="bold" style:font-size-complex="12pt" style:font-weight-complex="bold"/>
    </style:style>
    <style:style style:name="T32" style:family="text">
      <style:text-properties fo:color="#242424" loext:opacity="100%" fo:letter-spacing="normal" fo:font-weight="bold" officeooo:rsid="000b3b48" style:font-size-asian="12pt" style:font-weight-asian="bold" style:font-size-complex="12pt" style:font-weight-complex="bold"/>
    </style:style>
    <style:style style:name="T33" style:family="text">
      <style:text-properties fo:color="#242424" loext:opacity="100%" style:font-name="Liberation Serif" fo:font-size="12pt" fo:letter-spacing="normal" fo:font-style="normal" fo:font-weight="normal" officeooo:rsid="00083459" style:font-size-asian="12pt" style:font-size-complex="12pt"/>
    </style:style>
    <style:style style:name="T34" style:family="text">
      <style:text-properties fo:color="#242424" loext:opacity="100%" style:font-name="Liberation Serif" fo:font-size="12pt" fo:letter-spacing="normal" fo:font-style="normal" fo:font-weight="normal" officeooo:rsid="00096e07" style:font-size-asian="12pt" style:font-size-complex="12pt"/>
    </style:style>
    <style:style style:name="T35" style:family="text">
      <style:text-properties fo:color="#242424" loext:opacity="100%" style:font-name="Liberation Serif" fo:font-size="12pt" fo:letter-spacing="normal" fo:font-style="normal" fo:font-weight="normal" officeooo:rsid="000b3b48" style:font-size-asian="12pt" style:font-size-complex="12pt"/>
    </style:style>
    <style:style style:name="T36" style:family="text">
      <style:text-properties fo:color="#242424" loext:opacity="100%" style:font-name="Liberation Serif" fo:font-size="15pt" fo:letter-spacing="normal" fo:font-style="normal" fo:font-weight="normal" officeooo:rsid="000b3b48" style:font-size-asian="12pt" style:font-size-complex="12pt"/>
    </style:style>
    <style:style style:name="T37" style:family="text">
      <style:text-properties officeooo:rsid="00083459" style:font-size-asian="12pt" style:font-size-complex="12pt"/>
    </style:style>
    <style:style style:name="T38" style:family="text">
      <style:text-properties fo:font-weight="bold" officeooo:rsid="0000b8a6" style:font-weight-asian="bold" style:font-weight-complex="bold"/>
    </style:style>
    <style:style style:name="T39" style:family="text">
      <style:text-properties fo:font-weight="bold" officeooo:rsid="00077ac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y – 1 – <text:span text:style-name="T23">Task 1</text:span></text:p>
      <text:p text:style-name="P2"/>
      <text:p text:style-name="P8">Difference between http1.1 vs http2</text:p>
      <text:p text:style-name="P1"/>
      <text:p text:style-name="P5"><text:span text:style-name="T1">1. </text:span><text:span text:style-name="T5">HTTP</text:span><text:span text:style-name="T4">1.1 </text:span><text:span text:style-name="T6">was t</text:span><text:span text:style-name="T3">he first usable version of </text:span><text:span text:style-name="T6">HTTP</text:span><text:span text:style-name="T3"> created in 1997 </text:span><text:span text:style-name="T4">and HTTP2 was a improvised version of HTTP1.1 .</text:span></text:p>
      <text:p text:style-name="P3"/>
      <text:p text:style-name="P6"><text:span text:style-name="T20">2. </text:span><text:span text:style-name="T21">HTTP2 was much faster, </text:span><text:span text:style-name="T3">efficient </text:span><text:span text:style-name="T10">and</text:span><text:span text:style-name="T2"> </text:span><text:span text:style-name="T21">resolved problems that was there in HTTP1.1. </text:span><text:span text:style-name="T22">The page load time was reduced efficiently with </text:span><text:span text:style-name="Strong_20_Emphasis"><text:span text:style-name="T3">Multiplexing.</text:span></text:span></text:p>
      <text:p text:style-name="P4"/>
      <text:p text:style-name="P6"><text:span text:style-name="T21">3. HTTP2 </text:span><text:span text:style-name="T7">prioritizes content during the loading process </text:span><text:span text:style-name="T8">which </text:span><text:span text:style-name="T9">is</text:span><text:span text:style-name="T8"> a drawback in HTTP1.1 as </text:span><text:span text:style-name="T9">it</text:span><text:span text:style-name="T8"> loads resources one after the other. </text:span><text:span text:style-name="T9">S</text:span><text:span text:style-name="T8">o if one resource cannot be loaded, it blocks all the other resources behind it. </text:span><text:span text:style-name="T9">HTTP/2 is able to use a single TCP</text:span><text:span text:style-name="T11"> </text:span><text:span text:style-name="T9">connection to send multiple streams of data at once so that no one resource blocks any other resource.</text:span></text:p>
      <text:p text:style-name="P6"><text:span text:style-name="T9"/></text:p>
      <text:p text:style-name="P7"><text:span text:style-name="T9">4. HTTP1.1 </text:span><text:span text:style-name="T7">involve</text:span><text:span text:style-name="T9">d</text:span><text:span text:style-name="T7"> several dozen separate resources that the client must request</text:span><text:span text:style-name="T9">, HTTP/2 solves this problem by allowing a server to "push" content to a client before the client asks for it.</text:span></text:p>
      <text:p text:style-name="P7"><text:span text:style-name="T9"/></text:p>
      <text:p text:style-name="P7"><text:span text:style-name="T9">5. HTTP2 uses a method called </text:span><text:span text:style-name="T7">HPACK</text:span><text:span text:style-name="T9"> to eliminate redundant information in HTTP header packets, which also contributed to reducing the page load time.</text:span></text:p>
      <text:p text:style-name="P7"><text:span text:style-name="T9"/></text:p>
      <text:p text:style-name="P7"><text:span text:style-name="T9"/></text:p>
      <text:p text:style-name="P7"><text:span text:style-name="T38">Day – 1 – </text:span><text:span text:style-name="T39">Task 2</text:span></text:p>
      <text:p text:style-name="P8"/>
      <text:p text:style-name="P10"><text:span text:style-name="T25">O</text:span>bjects and its internal representation in Javascript</text:p>
      <text:p text:style-name="P10"/>
      <text:p text:style-name="P11"><text:span text:style-name="T24">1. Objects are different from primitive datatypes in Javascript. O</text:span><text:span text:style-name="T27">bject contain any combination of these primitive data-types as well as reference data-types.</text:span></text:p>
      <text:p text:style-name="P11"><text:span text:style-name="T28">2. </text:span><text:span text:style-name="T27">JavaScript </text:span><text:span text:style-name="T28">Objects is</text:span><text:span text:style-name="T27"> an unordered collection of related data, of primitive or reference types, in the form of “key: value” pairs. These keys can be variables or functions and are called properties and methods.</text:span></text:p>
      <text:p text:style-name="P15"><text:span text:style-name="T28">3. <text:s/></text:span><text:span text:style-name="T30">We</text:span><text:span text:style-name="T29"> can</text:span><text:span text:style-name="T28"> access the properties of an object with a simple dot-notation: </text:span><text:span text:style-name="T31">objectName.propertyName</text:span><text:span text:style-name="T28"> </text:span><text:span text:style-name="T30">or by bracket-notation: </text:span><text:span text:style-name="T31">objectName</text:span><text:span text:style-name="T32">[“</text:span><text:span text:style-name="T31">propertyName”</text:span><text:span text:style-name="T32">]</text:span></text:p>
      <text:p text:style-name="P16"><text:span text:style-name="T33">4. </text:span><text:span text:style-name="T34">Objects can be created </text:span><text:span text:style-name="T35">by defining property and values inside curly braces</text:span></text:p>
      <text:p text:style-name="P12"><text:span text:style-name="T30">Example: </text:span></text:p>
      <text:p text:style-name="P13"><text:span text:style-name="T27">var </text:span><text:span text:style-name="T30">student</text:span><text:span text:style-name="T27"> = {</text:span></text:p>
      <text:p text:style-name="P14"><text:span text:style-name="T27"><text:s text:c="2"/>name:"john doe",</text:span></text:p>
      <text:p text:style-name="P14"><text:span text:style-name="T27"><text:s text:c="2"/>age:23,</text:span></text:p>
      <text:p text:style-name="P14"><text:span text:style-name="T27"><text:s text:c="2"/>year:2018</text:span></text:p>
      <text:p text:style-name="P14"><text:span text:style-name="T27">}</text:span></text:p>
      <text:p text:style-name="P18"><text:span text:style-name="T15">5. </text:span><text:span text:style-name="T14">Unassigned properties of an object </text:span><text:span text:style-name="T15">are undefined.</text:span></text:p>
      <text:p text:style-name="P19"><text:span text:style-name="T14"/></text:p>
      <text:p text:style-name="P17"><text:span text:style-name="T28"/></text:p>
      <text:p text:style-name="P9"><text:soft-page-break/></text:p>
      <text:p text:style-name="P9"/>
      <text:p text:style-name="P8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1:23:46.537975306</meta:creation-date>
    <dc:date>2024-04-12T17:47:18.094460621</dc:date>
    <meta:editing-duration>PT9M37S</meta:editing-duration>
    <meta:editing-cycles>1</meta:editing-cycles>
    <meta:document-statistic meta:table-count="0" meta:image-count="0" meta:object-count="0" meta:page-count="2" meta:paragraph-count="20" meta:word-count="289" meta:character-count="1777" meta:non-whitespace-character-count="1496"/>
    <meta:generator>LibreOffice/7.3.7.2$Linux_X86_64 LibreOffice_project/30$Build-2</meta:generator>
  </office:meta>
</office:document-meta>
</file>